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solid" draw:fill-color="#0066cc" draw:textarea-vertical-align="middle" fo:padding-top="0.151cm" fo:padding-bottom="0.151cm" fo:padding-left="0.276cm" fo:padding-right="0.276cm" draw:shadow="hidden"/>
    </style:style>
    <style:style style:name="gr2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fill="solid" draw:fill-color="#00cc33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="solid" draw:fill-color="#0066cc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66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draw:marker-start-width="0.279cm" draw:marker-end-width="0.279cm" draw:fill="solid" draw:fill-color="#ffd320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objectwithoutfill">
      <style:graphic-properties svg:stroke-color="#9999ff" draw:fill="solid" draw:fill-color="#9999ff" draw:opacity="30%" draw:opacity-name="" draw:textarea-vertical-align="middle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66cc" draw:marker-start="Extrémités_20_de_20_ligne_20_1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066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dash" draw:stroke-dash="Fine_20_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P4" style:family="paragraph">
      <style:paragraph-properties fo:text-align="center"/>
      <style:text-properties fo:color="#ffffff"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3" draw:id="id3" draw:layer="layout" svg:width="4.1cm" svg:height="3.3cm" svg:x="2.3cm" svg:y="7.8cm">
          <text:p text:style-name="P1">Client App</text:p>
        </draw:rect>
        <draw:custom-shape draw:style-name="gr2" draw:text-style-name="P2" xml:id="id7" draw:id="id7" draw:layer="layout" svg:width="3.4cm" svg:height="3.6cm" svg:x="18.05cm" svg:y="15.7cm">
          <text:p text:style-name="P2">Biz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ellipse draw:style-name="gr3" draw:text-style-name="P2" xml:id="id4" draw:id="id4" draw:layer="layout" svg:width="4cm" svg:height="4.1cm" svg:x="10.7cm" svg:y="3.6cm">
          <text:p text:style-name="P2">Web-Mess</text:p>
        </draw:ellipse>
        <draw:ellipse draw:style-name="gr4" draw:text-style-name="P1" xml:id="id2" draw:id="id2" draw:layer="layout" svg:width="4cm" svg:height="4.1cm" svg:x="10.7cm" svg:y="10cm">
          <text:p text:style-name="P3">Web-Biz</text:p>
        </draw:ellipse>
        <draw:custom-shape draw:style-name="gr2" draw:text-style-name="P2" xml:id="id1" draw:id="id1" draw:layer="layout" svg:width="2.7cm" svg:height="2.3cm" svg:x="11.35cm" svg:y="16.2cm">
          <text:p text:style-name="P2">Sess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" draw:layer="layout" draw:type="line" svg:x1="12.7cm" svg:y1="16.2cm" svg:x2="12.7cm" svg:y2="14.1cm" draw:start-shape="id1" draw:start-glue-point="5" draw:end-shape="id2" svg:d="M12700 16200v-2100">
          <text:p/>
        </draw:connector>
        <draw:connector draw:style-name="gr6" draw:text-style-name="P2" draw:layer="layout" draw:type="line" svg:x1="6.4cm" svg:y1="9.45cm" svg:x2="10.7cm" svg:y2="5.65cm" draw:start-shape="id3" draw:start-glue-point="1" draw:end-shape="id4" draw:end-glue-point="3" svg:d="M6400 9450l4300-3800">
          <text:p/>
        </draw:connector>
        <draw:connector draw:style-name="gr6" draw:text-style-name="P2" draw:layer="layout" draw:type="line" svg:x1="6.4cm" svg:y1="9.45cm" svg:x2="10.7cm" svg:y2="12.05cm" draw:start-shape="id3" draw:start-glue-point="1" draw:end-shape="id2" draw:end-glue-point="3" svg:d="M6400 9450l4300 2600">
          <text:p/>
        </draw:connector>
        <draw:ellipse draw:style-name="gr3" draw:text-style-name="P2" xml:id="id5" draw:id="id5" draw:layer="layout" svg:width="4cm" svg:height="4.1cm" svg:x="17.75cm" svg:y="10cm">
          <text:p text:style-name="P2">BizServer</text:p>
        </draw:ellipse>
        <draw:connector draw:style-name="gr6" draw:text-style-name="P2" draw:layer="layout" draw:type="line" svg:x1="14.7cm" svg:y1="12.05cm" svg:x2="17.75cm" svg:y2="12.05cm" draw:start-shape="id2" draw:start-glue-point="1" draw:end-shape="id5" svg:d="M14700 12050h3050">
          <text:p/>
        </draw:connector>
        <draw:ellipse draw:style-name="gr7" draw:text-style-name="P2" xml:id="id6" draw:id="id6" draw:layer="layout" svg:width="4cm" svg:height="4.1cm" svg:x="17.75cm" svg:y="3.6cm">
          <text:p text:style-name="P2">Messages</text:p>
        </draw:ellipse>
        <draw:connector draw:style-name="gr6" draw:text-style-name="P2" draw:layer="layout" draw:type="line" svg:x1="14.7cm" svg:y1="5.65cm" svg:x2="17.75cm" svg:y2="5.65cm" draw:start-shape="id4" draw:start-glue-point="1" draw:end-shape="id6" svg:d="M14700 5650h3050">
          <text:p/>
        </draw:connector>
        <draw:rect draw:style-name="gr1" draw:text-style-name="P1" xml:id="id8" draw:id="id8" draw:layer="layout" svg:width="2.9cm" svg:height="2cm" svg:x="24.2cm" svg:y="3.1cm">
          <text:p text:style-name="P1">Admin</text:p>
        </draw:rect>
        <draw:connector draw:style-name="gr5" draw:text-style-name="P2" draw:layer="layout" draw:type="line" svg:x1="19.75cm" svg:y1="14.1cm" svg:x2="19.75cm" svg:y2="15.7cm" draw:start-shape="id5" draw:start-glue-point="2" draw:end-shape="id7" draw:end-glue-point="5" svg:d="M19750 14100v1600">
          <text:p/>
        </draw:connector>
        <draw:connector draw:style-name="gr8" draw:text-style-name="P2" draw:layer="layout" draw:type="line" svg:x1="24.2cm" svg:y1="4.1cm" svg:x2="21.75cm" svg:y2="5.65cm" draw:start-shape="id8" draw:start-glue-point="3" draw:end-shape="id6" draw:end-glue-point="1" svg:d="M24200 4100l-2450 1550">
          <text:p/>
        </draw:connector>
      </draw:page>
      <draw:page draw:name="page2" draw:style-name="dp1" draw:master-page-name="Standard">
        <draw:polygon draw:style-name="gr9" draw:text-style-name="P2" draw:layer="layout" svg:width="13.199cm" svg:height="7.999cm" svg:x="1.8cm" svg:y="6.5cm" svg:viewBox="0 0 13200 8000" draw:points="4500,0 0,0 0,5300 6800,5200 9800,8000 13200,7900 13200,3200 7200,3200">
          <text:p/>
        </draw:polygon>
        <draw:rect draw:style-name="gr1" draw:text-style-name="P4" xml:id="id11" draw:id="id11" draw:layer="layout" svg:width="4.1cm" svg:height="3.3cm" svg:x="2.3cm" svg:y="7.8cm">
          <text:p text:style-name="P4">Angular</text:p>
        </draw:rect>
        <draw:custom-shape draw:style-name="gr2" draw:text-style-name="P5" xml:id="id15" draw:id="id15" draw:layer="layout" svg:width="3.4cm" svg:height="3.6cm" svg:x="18.05cm" svg:y="15.7cm">
          <text:p text:style-name="P5">MySQL</text:p>
          <text:p text:style-name="P5">/Postgre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ellipse draw:style-name="gr3" draw:text-style-name="P5" xml:id="id12" draw:id="id12" draw:layer="layout" svg:width="4cm" svg:height="4.1cm" svg:x="10.7cm" svg:y="3.6cm">
          <text:p text:style-name="P5">SpringBoot</text:p>
        </draw:ellipse>
        <draw:ellipse draw:style-name="gr4" draw:text-style-name="P4" xml:id="id10" draw:id="id10" draw:layer="layout" svg:width="4cm" svg:height="4.1cm" svg:x="10.7cm" svg:y="10cm">
          <text:p text:style-name="P3">SpringBoot</text:p>
        </draw:ellipse>
        <draw:custom-shape draw:style-name="gr2" draw:text-style-name="P5" xml:id="id9" draw:id="id9" draw:layer="layout" svg:width="2.7cm" svg:height="2.3cm" svg:x="11.35cm" svg:y="16.2cm">
          <text:p text:style-name="P5">H2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6" draw:layer="layout" draw:type="line" svg:x1="12.7cm" svg:y1="16.2cm" svg:x2="12.7cm" svg:y2="14.1cm" draw:start-shape="id9" draw:start-glue-point="5" draw:end-shape="id10" svg:d="M12700 16200v-2100">
          <text:p text:style-name="P6">jdbc</text:p>
        </draw:connector>
        <draw:connector draw:style-name="gr11" draw:text-style-name="P6" draw:layer="layout" draw:type="line" svg:x1="6.4cm" svg:y1="9.45cm" svg:x2="10.7cm" svg:y2="5.65cm" draw:start-shape="id11" draw:start-glue-point="1" draw:end-shape="id12" draw:end-glue-point="3" svg:d="M6400 9450l4300-3800">
          <text:p text:style-name="P6">WebSocket</text:p>
        </draw:connector>
        <draw:connector draw:style-name="gr12" draw:text-style-name="P6" draw:layer="layout" draw:type="line" svg:x1="6.4cm" svg:y1="9.45cm" svg:x2="10.7cm" svg:y2="12.05cm" draw:start-shape="id11" draw:start-glue-point="1" draw:end-shape="id10" draw:end-glue-point="3" svg:d="M6400 9450l4300 2600">
          <text:p text:style-name="P6">HTML</text:p>
        </draw:connector>
        <draw:ellipse draw:style-name="gr3" draw:text-style-name="P5" xml:id="id13" draw:id="id13" draw:layer="layout" svg:width="4cm" svg:height="4.1cm" svg:x="17.75cm" svg:y="10cm">
          <text:p text:style-name="P5">SpringBoot</text:p>
        </draw:ellipse>
        <draw:connector draw:style-name="gr12" draw:text-style-name="P6" draw:layer="layout" draw:type="line" svg:x1="14.7cm" svg:y1="12.05cm" svg:x2="17.75cm" svg:y2="12.05cm" draw:start-shape="id10" draw:start-glue-point="1" draw:end-shape="id13" svg:d="M14700 12050h3050">
          <text:p text:style-name="P6">REST/JSON</text:p>
        </draw:connector>
        <draw:ellipse draw:style-name="gr7" draw:text-style-name="P5" xml:id="id14" draw:id="id14" draw:layer="layout" svg:width="4cm" svg:height="4.1cm" svg:x="17.75cm" svg:y="3.6cm">
          <text:p text:style-name="P5">RabbitMQ</text:p>
        </draw:ellipse>
        <draw:connector draw:style-name="gr12" draw:text-style-name="P6" draw:layer="layout" draw:type="line" svg:x1="14.7cm" svg:y1="5.65cm" svg:x2="17.75cm" svg:y2="5.65cm" draw:start-shape="id12" draw:start-glue-point="1" draw:end-shape="id14" svg:d="M14700 5650h3050">
          <text:p text:style-name="P6">JMS</text:p>
        </draw:connector>
        <draw:rect draw:style-name="gr1" draw:text-style-name="P4" xml:id="id16" draw:id="id16" draw:layer="layout" svg:width="2.9cm" svg:height="2cm" svg:x="24.2cm" svg:y="3.1cm">
          <text:p text:style-name="P4">Admin</text:p>
        </draw:rect>
        <draw:connector draw:style-name="gr10" draw:text-style-name="P6" draw:layer="layout" draw:type="line" svg:x1="19.75cm" svg:y1="14.1cm" svg:x2="19.75cm" svg:y2="15.7cm" draw:start-shape="id13" draw:start-glue-point="2" draw:end-shape="id15" draw:end-glue-point="5" svg:d="M19750 14100v1600">
          <text:p text:style-name="P6">jdbc</text:p>
        </draw:connector>
        <draw:connector draw:style-name="gr13" draw:text-style-name="P2" draw:layer="layout" draw:type="line" svg:x1="24.2cm" svg:y1="4.1cm" svg:x2="21.75cm" svg:y2="5.65cm" draw:start-shape="id16" draw:start-glue-point="3" draw:end-shape="id14" draw:end-glue-point="1" svg:d="M24200 4100l-2450 1550">
          <text:p text:style-name="P2">CLI</text:p>
        </draw:connector>
        <draw:connector draw:style-name="gr13" draw:text-style-name="P2" draw:layer="layout" draw:type="line" svg:x1="12.7cm" svg:y1="7.7cm" svg:x2="12.7cm" svg:y2="10cm" draw:start-shape="id12" draw:start-glue-point="2" draw:end-shape="id10" draw:end-glue-point="0" svg:d="M12700 7700v2300">
          <text:p text:style-name="P2">HTTP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hatch draw:name="Black_20_0_20_Degrees" draw:display-name="Black 0 Degrees" draw:style="single" draw:color="#000000" draw:distance="0.102cm" draw:rotation="0"/>
    <draw:opacity draw:name="Transparency_20_1" draw:display-name="Transparency 1" draw:style="axial" draw:start="100%" draw:end="0%" draw:angle="0" draw:border="0%"/>
    <draw:marker draw:name="Arrow" svg:viewBox="0 0 20 30" svg:d="M10 0l-10 30h20z"/>
    <draw:marker draw:name="Extrémités_20_de_20_ligne_20_1" draw:display-name="Extrémités de ligne 1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ncent DAGOURY</meta:initial-creator>
    <meta:creation-date>2017-04-23T18:10:27</meta:creation-date>
    <dc:date>2017-04-23T18:44:05</dc:date>
    <dc:creator>Vincent DAGOURY</dc:creator>
    <meta:editing-duration>PT33M40S</meta:editing-duration>
    <meta:editing-cycles>3</meta:editing-cycles>
    <meta:generator>OpenOffice/4.1.3$Unix OpenOffice.org_project/413m1$Build-9783</meta:generator>
    <meta:document-statistic meta:object-count="32"/>
  </office:meta>
</office:document-meta>
</file>